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63cm"/>
    </style:style>
    <style:style style:family="table-column" style:name="co2">
      <style:table-column-properties fo:break-before="auto" style:column-width="0.956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653cm"/>
    </style:style>
    <style:style style:family="table-row" style:name="ro1">
      <style:table-row-properties fo:break-before="auto" style:use-optimal-row-height="false" style:row-height="0.529cm"/>
    </style:style>
    <style:style style:family="table-row" style:name="ro2">
      <style:table-row-properties fo:break-before="auto" style:use-optimal-row-height="false" style:row-height="0.445cm"/>
    </style:style>
    <style:style style:family="table-row" style:name="ro3">
      <style:table-row-properties fo:break-before="auto" style:use-optimal-row-height="false" style:row-height="2.223cm"/>
    </style:style>
    <style:style style:family="table-row" style:name="ro4">
      <style:table-row-properties fo:break-before="auto" style:use-optimal-row-height="false" style:row-height="0.487cm"/>
    </style:style>
    <style:style style:family="table-row" style:name="ro5">
      <style:table-row-properties fo:break-before="auto" style:use-optimal-row-height="false" style:row-height="0.466cm"/>
    </style:style>
    <style:style style:family="table-row" style:name="ro6">
      <style:table-row-properties fo:break-before="auto" style:use-optimal-row-height="false" style:row-height="2.011cm"/>
    </style:style>
    <style:style style:family="table" style:name="ta1" style:master-page-name="PageStyle_5f_Tabel_20_5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style:font-size-asian="12pt" style:font-style-complex="normal" style:font-weight-complex="bold" style:use-window-font-color="true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4">
      <style:table-cell-properties fo:padding="0.071cm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text-align-source="fix" style:direction="ltr" style:repeat-content="false" style:shrink-to-fit="false" fo:wrap-option="wrap" style:vertical-align="justify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2pt" fo:color="#3366ff" style:font-style-complex="normal" style:font-weight-complex="bold" style:font-size-asian="12pt" style:font-name-complex="Arial1" style:font-weight-asian="bold" fo:font-size="12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3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38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5">
        <office:forms form:apply-design-mode="false" form:automatic-focus="false"/>
        <table:table-column table:style-name="co1" table:default-cell-style-name="ce4"/>
        <table:table-column table:style-name="co2" table:default-cell-style-name="ce4"/>
        <table:table-column table:style-name="co3" table:default-cell-style-name="Default" table:number-columns-repeated="2"/>
        <table:table-column table:style-name="co4" table:default-cell-style-name="ce4" table:number-columns-repeated="4"/>
        <table:table-column table:style-name="co4" table:default-cell-style-name="ce32"/>
        <table:table-column table:style-name="co3" table:default-cell-style-name="Default" table:number-columns-repeated="1015"/>
        <table:table-row table:style-name="ro1">
          <table:table-cell ns41:value-type="string" table:number-rows-spanned="1" table:style-name="TL Title" table:number-columns-spanned="9" office:value-type="string">
            <text:p><text:span text:style-name="T1"><text:a xlink:type="simple" xlink:href="#Tabel 5.A273">Tabel 5 - Niet gevonden personen</text:a></text:span></text:p>
          </table:table-cell>
          <table:covered-table-cell table:style-name="TL Title" table:number-columns-repeated="7"/>
          <table:covered-table-cell table:style-name="ce31"/>
          <table:table-cell table:style-name="ce38" table:number-columns-repeated="1015"/>
        </table:table-row>
        <table:table-row table:style-name="ro2">
          <table:table-cell table:style-name="ce2" table:number-columns-repeated="2"/>
          <table:table-cell table:style-name="ce12" table:number-columns-repeated="2"/>
          <table:table-cell table:number-columns-repeated="1020"/>
        </table:table-row>
        <table:table-row table:style-name="ro3">
          <table:table-cell ns41:value-type="string" table:style-name="TL RowProperty" office:value-type="string">
            <text:p>Gemeenten</text:p>
          </table:table-cell>
          <table:table-cell table:style-name="ce10"/>
          <table:table-cell ns41:value-type="string" table:style-name="TL ColHeader" office:value-type="string">
            <text:p>Mannen.</text:p>
          </table:table-cell>
          <table:table-cell ns41:value-type="string" table:style-name="TL ColHeader" office:value-type="string">
            <text:p>Vrouwen.</text:p>
          </table:table-cell>
          <table:table-cell ns41:value-type="string" table:style-name="ce21" office:value-type="string">
            <text:p>Telling</text:p>
          </table:table-cell>
          <table:table-cell ns41:value-type="string" table:style-name="ce26" office:value-type="string">
            <text:p>Tabel</text:p>
          </table:table-cell>
          <table:table-cell ns41:value-type="string" table:style-name="ce26" office:value-type="string">
            <text:p>Pagina links</text:p>
          </table:table-cell>
          <table:table-cell ns41:value-type="string" table:style-name="ce26" office:value-type="string">
            <text:p>Pagina rechts</text:p>
          </table:table-cell>
          <table:table-cell ns41:value-type="string" table:style-name="ce33" office:value-type="string">
            <text:p>Image nr</text:p>
          </table:table-cell>
          <table:table-cell table:number-columns-repeated="1015"/>
        </table:table-row>
        <table:table-row table:style-name="ro4">
          <table:table-cell table:number-columns-repeated="4"/>
          <table:table-cell table:style-name="ce22" table:number-columns-repeated="5"/>
          <table:table-cell table:number-columns-repeated="1015"/>
        </table:table-row>
        <table:table-row table:style-name="ro5">
          <table:table-cell ns41:value-type="string" table:style-name="TL RowHeader" office:value-type="string">
            <text:p>Achtkarspel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3" office:value-type="string">
            <text:p>VT_1930</text:p>
          </table:table-cell>
          <table:table-cell ns41:value-type="string" table:style-name="ce23" office:value-type="string">
            <text:p>01_T5</text:p>
          </table:table-cell>
          <table:table-cell ns41:value-type="float" table:style-name="ce28" office:value="288" office:value-type="float">
            <text:p>288</text:p>
          </table:table-cell>
          <table:table-cell ns41:value-type="float" table:style-name="ce28" office:value="289" office:value-type="float">
            <text:p>289</text:p>
          </table:table-cell>
          <table:table-cell ns41:value-type="string" table:style-name="ce34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lkmaar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lmelo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lphen a/d Rij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mersfoort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msterdam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peldoorn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rk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rnhem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Ass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aarle-Nassau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aar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arneveld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emst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es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ijerland (Oud-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il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lfel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nnebroek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rgen op Zoo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rg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rkel (N.B.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everwijk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laricu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loemendaa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orger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orgha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ovenkarspel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eda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esken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oeksitt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Bruiniss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oevor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Culembo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alfs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lden (Ambt-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lft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nekamp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urne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eventer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i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dew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esburg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etinche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or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ornspij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ordrecht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rieber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Dri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da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de (Gld.)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gmond aan Ze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iberg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indhov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lst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mm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nkhui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nsche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pe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rmelo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Etten en Leu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ijnaart en Hein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insterwol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Franek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aasterlan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eervliet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eldermals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eldrop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ele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endring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oe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orinchem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ouda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af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athe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av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's Gravenhage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ijps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oe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oesbe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Groning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arlem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arlemmermeer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gestei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rderwij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rdinxvel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rl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azerswou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el en Panhe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's Heer-Arendskerk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erewaar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erl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il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kendorp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ld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lder (Den)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llendoo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lmond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ngelo (Gld.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ngelo (O.)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's Hertogenbosch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rwen en Aerdt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eus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ilversum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oensbroe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onteniss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oogeve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Hoorn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Jsselmon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Jsselstei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Ilpenda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Jaarsveld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ameri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atwij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erkrade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es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ester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lunde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oudekerk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rommeni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Kruiningen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ers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euward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euwarderadeel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iden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imui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msterlan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eusd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ichtenvoorde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imbri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iss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oon op Zand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Losser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aar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aartensdij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aasslui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aastricht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arkelo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auri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eppel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iddelharnis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Montfoo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aard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ederheme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euzen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ieuwerker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ieuwerkerk aan den IJs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ieuwkoo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ieuwpoo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ijmegen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org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Nunen c.a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bbicht en Papen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edenrode (St.)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ldebroe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ldenzaa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mmen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nstwedd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osterhou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oststellingwerf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ostvoorn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psterland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ss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udenbosch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ude-Niedorp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ud- en Nieuw-Gast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udenrij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ud-Vossemee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Ouwerker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hilipsland (St.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Put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aalte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enkum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eus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heden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hen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idderke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ijp (de)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ijsber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ijswijk (Z.H.)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oermond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osmal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otterdam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Rozen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ambeek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as-van-Gen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ag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alk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erpenze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iedam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ijnd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oonhov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oor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choterlan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ittard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liedrec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mallingerland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prang-Capell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taphor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teenwijk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tomp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uster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Swalm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erheijd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erschelling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iel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ienhoven (U.)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ietjerksterade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ilburg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Tubber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Uden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Uithoor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Utrecht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e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gh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ldhov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ls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nlo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eu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leu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liss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li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oorburg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oorschot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oors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reeswijk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Vugh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amel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assenaar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atering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erselo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ert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esp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meldinge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ssem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sterbor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stervoort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eststellingwerf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ieringerwaard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ijk bij Duurstede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ijmbritseradeel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ildervank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inschot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interswijk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oensdrecht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onseradeel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ormerveer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oubrugge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Woudric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aanda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altbommel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eist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elhem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evenbergen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evenhuiz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ierikzee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utph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eelo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ijndrecht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5"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24" office:value-type="string">
            <text:p>VT_1930</text:p>
          </table:table-cell>
          <table:table-cell ns41:value-type="string" table:style-name="ce24" office:value-type="string">
            <text:p>01_T5</text:p>
          </table:table-cell>
          <table:table-cell ns41:value-type="float" table:style-name="ce29" office:value="288" office:value-type="float">
            <text:p>288</text:p>
          </table:table-cell>
          <table:table-cell ns41:value-type="float" table:style-name="ce29" office:value="289" office:value-type="float">
            <text:p>289</text:p>
          </table:table-cell>
          <table:table-cell ns41:value-type="string" table:style-name="ce35" office:value-type="string">
            <text:p>17_0263</text:p>
          </table:table-cell>
          <table:table-cell table:number-columns-repeated="1015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413" office:value-type="float">
            <text:p>1413</text:p>
          </table:table-cell>
          <table:table-cell ns41:value-type="float" table:style-name="TL Data" office:value="506" office:value-type="float">
            <text:p>506</text:p>
          </table:table-cell>
          <table:table-cell ns41:value-type="string" table:style-name="ce25" office:value-type="string">
            <text:p>VT_1930</text:p>
          </table:table-cell>
          <table:table-cell ns41:value-type="string" table:style-name="ce27" office:value-type="string">
            <text:p>01_T5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289" office:value-type="float">
            <text:p>289</text:p>
          </table:table-cell>
          <table:table-cell ns41:value-type="string" table:style-name="ce36" office:value-type="string">
            <text:p>17_0263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ns41:value-type="string" table:number-rows-spanned="1" table:style-name="TL Metadata" table:number-columns-spanned="9" office:value-type="string">
            <text:p>1. De personen die, op het ogenblik der volkstelling niet in de gemeente hunner werkelijke woonplaats vertoefden, en daarom op oranje- en rosé kaarten werden beschreven, terwijl zij hadden opgegeven te behooren <text:s/>tot de bevolking eener gemeente, waar echter hun woonplaats niet is gevonden.</text:p>
          </table:table-cell>
          <table:covered-table-cell table:style-name="TL Metadata" table:number-columns-repeated="7"/>
          <table:covered-table-cell table:style-name="ce37"/>
          <table:table-cell table:number-columns-repeated="1015"/>
        </table:table-row>
        <table:table-row table:style-name="ro5" table:number-rows-repeated="104830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4:56:47</meta:creation-date>
    <dc:creator>Yamit</dc:creator>
    <dc:date>2004-10-13T13:31:03</dc:date>
    <meta:document-statistic meta:object-count="0" meta:cell-count="1993" meta:table-count="1"/>
    <meta:generator>ODFPY/1.3.0dev</meta:generator>
  </office:meta>
</office:document-meta>
</file>